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DE9D9"/>
    </style:style>
    <style:style style:name="ce5" style:family="table-cell" style:parent-style-name="Default" style:data-style-name="N0">
      <style:table-cell-properties fo:border="thin solid #000000" fo:background-color="#DAEEF3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DE9D9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_1055__1088__1086__1094__1077__1085__1090__1085__1099__1081_" style:data-style-name="N13">
      <style:table-cell-properties fo:border="thin solid #000000" fo:background-color="#FDE9D9"/>
    </style:style>
    <style:style style:name="ce12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2pt solid #CCCCCC"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2pt solid #CCCCCC" style:vertical-align="automatic" fo:wrap-option="wrap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2pt solid #CCCCCC" style:vertical-align="middl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2pt solid #000000" style:vertical-align="middle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5D9F1"/>
    </style:style>
    <style:style style:name="ce25" style:family="table-cell" style:parent-style-name="Default" style:data-style-name="N0">
      <style:table-cell-properties fo:border="thin solid #000000" style:diagonal-tl-b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19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27" style:family="table-cell" style:parent-style-name="Default" style:data-style-name="N19">
      <style:table-cell-properties fo:border="2pt solid #CCCCCC" style:vertical-align="automatic" fo:wrap-option="wrap"/>
      <style:text-properties fo:color="#1F497D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2pt solid #000000" fo:border-left="2pt solid #CCCCCC" fo:border-right="2pt solid #000000" style:vertical-align="automatic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DAEEF3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2pt solid #CCCCCC" fo:border-bottom="2pt solid #000000" fo:border-left="2pt solid #CCCCCC" fo:border-right="none" style:vertical-align="automatic" fo:wrap-option="wrap" fo:background-color="#FDE9D9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2pt solid #000000" style:vertical-align="automatic" fo:wrap-option="wrap" fo:background-color="#FDE9D9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2DCDB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E6B8B7"/>
      <style:text-properties style:font-name="Arimo" style:font-name-asian="Arimo" style:font-name-complex="Arimo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E6B8B7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2pt solid #CCCCCC" style:vertical-align="automatic" fo:wrap-option="wrap" fo:background-color="#F2DCDB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EEECE1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EBF1DE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4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/>
      <style:text-properties style:font-name="Arimo" style:font-name-asian="Arimo" style:font-name-complex="Arimo" fo:font-size="10pt" style:font-size-asian="10pt" style:font-size-complex="10pt"/>
    </style:style>
    <style:style style:name="ce46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/>
      <style:text-properties style:font-name="Arimo" style:font-name-asian="Arimo" style:font-name-complex="Arimo"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/>
      <style:text-properties style:font-name="Arimo" style:font-name-asian="Arimo" style:font-name-complex="Arimo" fo:font-size="10pt" style:font-size-asian="10pt" style:font-size-complex="10pt"/>
    </style:style>
    <style:style style:name="ce4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2" style:family="table-cell" style:parent-style-name="Default" style:data-style-name="N19">
      <style:table-cell-properties fo:border-top="2pt solid #000000" fo:border-bottom="2pt solid #000000" fo:border-left="2pt solid #000000" fo:border-right="none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3" style:family="table-cell" style:parent-style-name="Default" style:data-style-name="N19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4" style:family="table-cell" style:parent-style-name="Default" style:data-style-name="N19">
      <style:table-cell-properties fo:border-top="2pt solid #000000" fo:border-bottom="2pt solid #000000" fo:border-left="2pt solid #000000" fo:border-right="none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5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6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7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Default" style:data-style-name="N1">
      <style:table-cell-properties fo:border-top="2pt solid #000000" fo:border-bottom="2pt solid #000000" fo:border-left="2pt solid #000000" fo:border-right="none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9" style:family="table-cell" style:parent-style-name="Default" style:data-style-name="N1">
      <style:table-cell-properties fo:border-top="2pt solid #000000" fo:border-bottom="2pt solid #000000" fo:border-left="none" fo:border-right="2pt solid #000000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0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61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6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6" style:family="table-cell" style:parent-style-name="Default" style:data-style-name="N0">
      <style:table-cell-properties fo:border="2pt solid #CCCCCC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9" style:family="table-cell" style:parent-style-name="Default" style:data-style-name="N19">
      <style:table-cell-properties fo:border="2pt solid #000000" style:vertical-align="automatic" fo:wrap-option="wrap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70" style:family="table-cell" style:parent-style-name="Default" style:data-style-name="N1">
      <style:table-cell-properties fo:border="2pt solid #000000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71" style:family="table-cell" style:parent-style-name="Default" style:data-style-name="N0">
      <style:table-cell-properties fo:border="2pt solid #000000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72" style:family="table-cell" style:parent-style-name="Default" style:data-style-name="N19">
      <style:table-cell-properties fo:border="2pt solid #000000" style:vertical-align="automatic" fo:wrap-option="wrap" fo:background-color="#EEECE1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73" style:family="table-cell" style:parent-style-name="Default" style:data-style-name="N0">
      <style:table-cell-properties fo:border="2pt solid #000000" style:vertical-align="automatic" fo:wrap-option="wrap" fo:background-color="#D9D9D9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74" style:family="table-cell" style:parent-style-name="Default" style:data-style-name="N0">
      <style:table-cell-properties fo:border="2pt solid #000000" style:vertical-align="automatic" fo:wrap-option="wrap"/>
      <style:text-properties style:font-name="Arimo" style:font-name-asian="Arimo" style:font-name-complex="Arimo" fo:font-size="10pt" style:font-size-asian="10pt" style:font-size-complex="10pt"/>
    </style:style>
    <style:style style:name="ce75" style:family="table-cell" style:parent-style-name="Default" style:data-style-name="N0">
      <style:table-cell-properties fo:border="2pt solid #CCCCCC" style:vertical-align="middle" fo:wrap-option="wrap"/>
      <style:text-properties style:font-name="Arimo" style:font-name-asian="Arimo" style:font-name-complex="Arimo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.825625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Введите длину стороны (в см)<text:s/></text:p>
          </table:table-cell>
          <table:table-cell table:number-columns-repeated="2"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см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площадь квадрата равна:</text:p>
          </table:table-cell>
          <table:table-cell table:number-columns-repeated="2" table:style-name="ce3"/>
          <table:table-cell office:value-type="float" office:value="1024" table:formula="of:=[.D4]^2" table:style-name="ce4">
            <text:p>1024</text:p>
          </table:table-cell>
          <table:table-cell office:value-type="string" table:style-name="ce3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Введите длину ребра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см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Объем куба равен</text:p>
          </table:table-cell>
          <table:table-cell table:number-columns-repeated="2" table:style-name="ce3"/>
          <table:table-cell office:value-type="float" office:value="512" table:formula="of:=[.D9]^3" table:style-name="ce4">
            <text:p>512</text:p>
          </table:table-cell>
          <table:table-cell office:value-type="string" table:style-name="ce3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Площадь куба равна</text:p>
          </table:table-cell>
          <table:table-cell table:number-columns-repeated="2" table:style-name="ce3"/>
          <table:table-cell office:value-type="float" office:value="64" table:formula="of:=[.D9]^2" table:style-name="ce4">
            <text:p>64</text:p>
          </table:table-cell>
          <table:table-cell office:value-type="string" table:style-name="ce3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Введите объем тела</text:p>
          </table:table-cell>
          <table:table-cell table:number-columns-repeated="2" table:style-name="ce3"/>
          <table:table-cell office:value-type="float" office:value="240" table:style-name="ce6">
            <text:p>24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style-name="ce3">
            <text:p>Введите массу тела</text:p>
          </table:table-cell>
          <table:table-cell table:number-columns-repeated="2" table:style-name="ce3"/>
          <table:table-cell office:value-type="float" office:value="40" table:style-name="ce6">
            <text:p>4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style-name="ce3">
            <text:p>Плотность материала равна</text:p>
          </table:table-cell>
          <table:table-cell table:number-columns-repeated="2" table:style-name="ce3"/>
          <table:table-cell office:value-type="float" office:value="0.16666666666666666" table:formula="of:=[.D16]/[.D15]" table:style-name="ce7">
            <text:p>0,166666667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оличество информации в байтах:</text:p>
          </table:table-cell>
          <table:table-cell table:number-columns-repeated="2" table:style-name="ce3"/>
          <table:table-cell office:value-type="float" office:value="5555222" table:style-name="ce6">
            <text:p>5555222</text:p>
          </table:table-cell>
          <table:table-cell table:style-name="ce10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Количество информации в битах:</text:p>
          </table:table-cell>
          <table:table-cell table:number-columns-repeated="2" table:style-name="ce3"/>
          <table:table-cell office:value-type="float" office:value="44441776" table:formula="of:=[.D21]*8" table:style-name="ce7">
            <text:p>44441776</text:p>
          </table:table-cell>
          <table:table-cell table:style-name="ce10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Количество информации в килобайтах:</text:p>
          </table:table-cell>
          <table:table-cell table:number-columns-repeated="2" table:style-name="ce3"/>
          <table:table-cell office:value-type="float" office:value="5425.021484375" table:formula="of:=[.D21]/1024" table:style-name="ce7">
            <text:p>5425,021484</text:p>
          </table:table-cell>
          <table:table-cell table:style-name="ce10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Количество информации в мегабайтах:</text:p>
          </table:table-cell>
          <table:table-cell table:number-columns-repeated="2" table:style-name="ce3"/>
          <table:table-cell office:value-type="float" office:value="5.2978725433349609" table:formula="of:=[.D23]/1024" table:style-name="ce7">
            <text:p>5,297872543</text:p>
          </table:table-cell>
          <table:table-cell table:style-name="ce10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<text:s/>На заводе «Прогресс» каждому сотруднику зарплату за месяц выдают дважды: сначала часть оклада в виде аванса,<text:s text:c="2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а по истечении месяца — остальную часть оклада. При этом при окончательном расчете удерживают также <text:s/>подоходный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Оклад</text:p>
          </table:table-cell>
          <table:table-cell office:value-type="string" table:style-name="ce3">
            <text:p>Аванс</text:p>
          </table:table-cell>
          <table:table-cell office:value-type="string" table:style-name="ce3">
            <text:p>Подоходный налог</text:p>
          </table:table-cell>
          <table:table-cell office:value-type="string" table:style-name="ce3">
            <text:p>Пенсионный налог</text:p>
          </table:table-cell>
          <table:table-cell office:value-type="string" table:style-name="ce3">
            <text:p>Профсоюзный взнос</text:p>
          </table:table-cell>
          <table:table-cell office:value-type="string" table:style-name="ce6">
            <text:p>Сумма к выдаче</text:p>
          </table:table-cell>
          <table:table-cell office:value-type="string" table:style-name="ce23">
            <text:p>МРОТ</text:p>
          </table:table-cell>
          <table:table-cell table:number-columns-repeated="16377"/>
        </table:table-row>
        <table:table-row table:style-name="ro1">
          <table:table-cell office:value-type="float" office:value="80450" table:style-name="ce3">
            <text:p>80450</text:p>
          </table:table-cell>
          <table:table-cell office:value-type="float" office:value="32180" table:formula="of:=[.A31]*0.4" table:style-name="ce4">
            <text:p>32180</text:p>
          </table:table-cell>
          <table:table-cell office:value-type="float" office:value="10028.915000000001" table:formula="of:=0.13*([.A31]-[.G31]-[.D31])" table:style-name="ce3">
            <text:p>10028,915</text:p>
          </table:table-cell>
          <table:table-cell office:value-type="float" office:value="804.5" table:formula="of:=[.A31]*0.01" table:style-name="ce3">
            <text:p>804,5</text:p>
          </table:table-cell>
          <table:table-cell office:value-type="float" office:value="804.5" table:formula="of:=[.A31]*0.01" table:style-name="ce3">
            <text:p>804,5</text:p>
          </table:table-cell>
          <table:table-cell office:value-type="float" office:value="36632.084999999999" table:formula="of:=[.A31]-[.B31]-[.C31]-[.D31]-[.E31]" table:style-name="ce24">
            <text:p>36632,085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float" office:value="66600" table:style-name="ce3">
            <text:p>66600</text:p>
          </table:table-cell>
          <table:table-cell office:value-type="float" office:value="26640" table:formula="of:=[.A32]*0.4" table:style-name="ce4">
            <text:p>26640</text:p>
          </table:table-cell>
          <table:table-cell office:value-type="float" office:value="8246.42" table:formula="of:=0.13*([.A32]-[.G32]-[.D32])" table:style-name="ce3">
            <text:p>8246,42</text:p>
          </table:table-cell>
          <table:table-cell office:value-type="float" office:value="666" table:formula="of:=[.A32]*0.01" table:style-name="ce3">
            <text:p>666</text:p>
          </table:table-cell>
          <table:table-cell office:value-type="float" office:value="666" table:formula="of:=[.A32]*0.01" table:style-name="ce3">
            <text:p>666</text:p>
          </table:table-cell>
          <table:table-cell office:value-type="float" office:value="30381.58" table:formula="of:=[.A32]-[.B32]-[.C32]-[.D32]-[.E32]" table:style-name="ce24">
            <text:p>30381,58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float" office:value="14500" table:style-name="ce3">
            <text:p>14500</text:p>
          </table:table-cell>
          <table:table-cell office:value-type="float" office:value="5800" table:formula="of:=[.A33]*0.4" table:style-name="ce4">
            <text:p>5800</text:p>
          </table:table-cell>
          <table:table-cell office:value-type="float" office:value="1541.15" table:formula="of:=0.13*([.A33]-[.G33]-[.D33])" table:style-name="ce3">
            <text:p>1541,15</text:p>
          </table:table-cell>
          <table:table-cell office:value-type="float" office:value="145" table:formula="of:=[.A33]*0.01" table:style-name="ce3">
            <text:p>145</text:p>
          </table:table-cell>
          <table:table-cell office:value-type="float" office:value="145" table:formula="of:=[.A33]*0.01" table:style-name="ce3">
            <text:p>145</text:p>
          </table:table-cell>
          <table:table-cell office:value-type="float" office:value="6868.85" table:formula="of:=[.A33]-[.B33]-[.C33]-[.D33]-[.E33]" table:style-name="ce24">
            <text:p>6868,85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float" office:value="4545" table:style-name="ce3">
            <text:p>4545</text:p>
          </table:table-cell>
          <table:table-cell office:value-type="float" office:value="1818" table:formula="of:=[.A34]*0.4" table:style-name="ce4">
            <text:p>1818</text:p>
          </table:table-cell>
          <table:table-cell office:value-type="float" office:value="259.94150000000002" table:formula="of:=0.13*([.A34]-[.G34]-[.D34])" table:style-name="ce3">
            <text:p>259,9415</text:p>
          </table:table-cell>
          <table:table-cell office:value-type="float" office:value="45.45" table:formula="of:=[.A34]*0.01" table:style-name="ce3">
            <text:p>45,45</text:p>
          </table:table-cell>
          <table:table-cell office:value-type="float" office:value="45.45" table:formula="of:=[.A34]*0.01" table:style-name="ce3">
            <text:p>45,45</text:p>
          </table:table-cell>
          <table:table-cell office:value-type="float" office:value="2376.1585000000005" table:formula="of:=[.A34]-[.B34]-[.C34]-[.D34]-[.E34]" table:style-name="ce24">
            <text:p>2376,1585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float" office:value="25000" table:style-name="ce3">
            <text:p>25000</text:p>
          </table:table-cell>
          <table:table-cell office:value-type="float" office:value="10000" table:formula="of:=[.A35]*0.4" table:style-name="ce4">
            <text:p>10000</text:p>
          </table:table-cell>
          <table:table-cell office:value-type="float" office:value="2892.5" table:formula="of:=0.13*([.A35]-[.G35]-[.D35])" table:style-name="ce3">
            <text:p>2892,5</text:p>
          </table:table-cell>
          <table:table-cell office:value-type="float" office:value="250" table:formula="of:=[.A35]*0.01" table:style-name="ce3">
            <text:p>250</text:p>
          </table:table-cell>
          <table:table-cell office:value-type="float" office:value="250" table:formula="of:=[.A35]*0.01" table:style-name="ce3">
            <text:p>250</text:p>
          </table:table-cell>
          <table:table-cell office:value-type="float" office:value="11607.5" table:formula="of:=[.A35]-[.B35]-[.C35]-[.D35]-[.E35]" table:style-name="ce24">
            <text:p>11607,5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) В колонке «Сумма у выдаче» должна быть указана сумма денег, получаемых сотрудником в конце месяца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) Аванс составляет 40% оклад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) Подоходный налог определяется по формуле 13%(Оклад — МРОТ — Пенсионный налог) , где МРОТ — минимальный размер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Оплаты труд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) Профсоюзный взнос и пенсионный налог составляют по 1% от оклада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Информация о распределении суши и воды на земном шаре приведена в таблице. Заполните данными пустые клетки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(под данными подразумеваются формулы с адресами ячеек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Поверхность земного шара</text:p>
          </table:table-cell>
          <table:table-cell office:value-type="string" table:style-name="ce3">
            <text:p>Северное полушарие</text:p>
          </table:table-cell>
          <table:table-cell table:style-name="ce3"/>
          <table:table-cell office:value-type="string" table:style-name="ce3">
            <text:p>Южное полушарие</text:p>
          </table:table-cell>
          <table:table-cell table:style-name="ce3"/>
          <table:table-cell office:value-type="string" table:style-name="ce3">
            <text:p>Земля в целом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в млн. кв. м.</text:p>
          </table:table-cell>
          <table:table-cell office:value-type="string" table:style-name="ce3">
            <text:p>в %</text:p>
          </table:table-cell>
          <table:table-cell office:value-type="string" table:style-name="ce3">
            <text:p>в млн. кв. м.</text:p>
          </table:table-cell>
          <table:table-cell office:value-type="string" table:style-name="ce3">
            <text:p>в %</text:p>
          </table:table-cell>
          <table:table-cell office:value-type="string" table:style-name="ce3">
            <text:p>в млн. кв. м.</text:p>
          </table:table-cell>
          <table:table-cell office:value-type="string" table:style-name="ce3">
            <text:p>в %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Суша</text:p>
          </table:table-cell>
          <table:table-cell office:value-type="float" office:value="100.41" table:style-name="ce3">
            <text:p>100,41</text:p>
          </table:table-cell>
          <table:table-cell office:value-type="percentage" office:value="0.39368751225249954" table:formula="of:=[.B47]*[.C49]/[.B49]" table:style-name="ce11">
            <text:p>39%</text:p>
          </table:table-cell>
          <table:table-cell office:value-type="float" office:value="48.43" table:style-name="ce3">
            <text:p>48,43</text:p>
          </table:table-cell>
          <table:table-cell office:value-type="percentage" office:value="0.18988433640462654" table:formula="of:=[.D47]*[.E49]/[.D49]" table:style-name="ce11">
            <text:p>19%</text:p>
          </table:table-cell>
          <table:table-cell office:value-type="float" office:value="148.84" table:formula="of:=[.B47]+[.D47]" table:style-name="ce3">
            <text:p>148,84</text:p>
          </table:table-cell>
          <table:table-cell office:value-type="percentage" office:value="0.29178592432856304" table:formula="of:=[.F47]*[.G49]/[.F49]" table:style-name="ce11">
            <text:p>29%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Вода</text:p>
          </table:table-cell>
          <table:table-cell office:value-type="float" office:value="154.63999999999999" table:style-name="ce3">
            <text:p>154,64</text:p>
          </table:table-cell>
          <table:table-cell office:value-type="percentage" office:value="0.60631248774750046" table:formula="of:=[.B48]*[.C49]/[.B49]" table:style-name="ce11">
            <text:p>61%</text:p>
          </table:table-cell>
          <table:table-cell office:value-type="float" office:value="206.62" table:style-name="ce3">
            <text:p>206,62</text:p>
          </table:table-cell>
          <table:table-cell office:value-type="percentage" office:value="0.81011566359537346" table:formula="of:=[.D48]*[.E49]/[.D49]" table:style-name="ce11">
            <text:p>81%</text:p>
          </table:table-cell>
          <table:table-cell office:value-type="float" office:value="361.26" table:formula="of:=[.B48]+[.D48]" table:style-name="ce3">
            <text:p>361,26</text:p>
          </table:table-cell>
          <table:table-cell office:value-type="percentage" office:value="0.7082140756714369" table:formula="of:=[.F48]*[.G49]/[.F49]" table:style-name="ce11">
            <text:p>71%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Всего</text:p>
          </table:table-cell>
          <table:table-cell office:value-type="float" office:value="255.04999999999998" table:formula="of:=[.B47]+[.B48]" table:style-name="ce5">
            <text:p>255,05</text:p>
          </table:table-cell>
          <table:table-cell office:value-type="percentage" office:value="1" table:style-name="ce11">
            <text:p>100%</text:p>
          </table:table-cell>
          <table:table-cell office:value-type="float" office:value="255.05" table:formula="of:=SUM([.D47]+[.D48])" table:style-name="ce5">
            <text:p>255,05</text:p>
          </table:table-cell>
          <table:table-cell office:value-type="percentage" office:value="1" table:style-name="ce11">
            <text:p>100%</text:p>
          </table:table-cell>
          <table:table-cell office:value-type="float" office:value="510.1" table:formula="of:=[.F47]+[.F48]" table:style-name="ce5">
            <text:p>510,1</text:p>
          </table:table-cell>
          <table:table-cell office:value-type="percentage" office:value="1" table:style-name="ce11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string" table:style-name="ce3">
            <text:p>Сведения о классах</text:p>
          </table:table-cell>
          <table:table-cell table:number-columns-repeated="2" table:style-name="ce3"/>
          <table:table-cell table:style-name="ce9"/>
          <table:table-cell table:style-name="ce8"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3">
            <text:p>Количество</text:p>
          </table:table-cell>
          <table:table-cell office:value-type="string" table:style-name="ce3">
            <text:p>Класс</text:p>
          </table:table-cell>
          <table:table-cell table:style-name="ce3"/>
          <table:table-cell office:value-type="string" table:style-name="ce9">
            <text:p>Всего<text:s/></text:p>
          </table:table-cell>
          <table:table-cell table:style-name="ce8"/>
          <table:table-cell table:number-columns-repeated="3" table:style-name="ce2"/>
          <table:table-cell table:number-columns-repeated="16376"/>
        </table:table-row>
        <table:table-row table:style-name="ro1">
          <table:table-cell table:style-name="ce3"/>
          <table:table-cell office:value-type="string" table:style-name="ce3">
            <text:p>8 «А»</text:p>
          </table:table-cell>
          <table:table-cell office:value-type="string" table:style-name="ce3">
            <text:p>8 «Б»</text:p>
          </table:table-cell>
          <table:table-cell table:style-name="ce3"/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3">
            <text:p>мальчиков</text:p>
          </table:table-cell>
          <table:table-cell office:value-type="float" office:value="11" table:formula="of:=[.B59]-[.B58]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25" table:formula="of:=[.B57]+[.C57]" table:style-name="ce4">
            <text:p>25</text:p>
          </table:table-cell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3">
            <text:p>девочек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D58]-[.B58]" table:style-name="ce3">
            <text:p>13</text:p>
          </table:table-cell>
          <table:table-cell office:value-type="float" office:value="26" table:style-name="ce4">
            <text:p>26</text:p>
          </table:table-cell>
          <table:table-cell table:number-columns-repeated="4" table:style-name="ce2"/>
          <table:table-cell table:number-columns-repeated="16376"/>
        </table:table-row>
        <table:table-row table:style-name="ro1">
          <table:table-cell office:value-type="string" table:style-name="ce3">
            <text:p>Всего</text:p>
          </table:table-cell>
          <table:table-cell office:value-type="float" office:value="24" table:style-name="ce4">
            <text:p>24</text:p>
          </table:table-cell>
          <table:table-cell office:value-type="float" office:value="27" table:formula="of:=[.C58]+[.C57]" table:style-name="ce4">
            <text:p>27</text:p>
          </table:table-cell>
          <table:table-cell office:value-type="float" office:value="51" table:formula="of:=[.B59]+[.C59]" table:style-name="ce5">
            <text:p>51</text:p>
          </table:table-cell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Гражданин открыл счет в банке, вложив 1000 грн. Через каждый месяц размер вклада увеличивается на 1,2% от имеющейся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5">
            <text:p><text:s text:c="13"/>сумма месяц</text:p>
          </table:table-cell>
          <table:table-cell office:value-type="float" office:value="1000" table:style-name="ce3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1012" table:formula="of:=[.B64]+[.B64]*0.012" table:style-name="ce4">
            <text:p>1012</text:p>
          </table:table-cell>
          <table:table-cell table:number-columns-repeated="16382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1024.144" table:formula="of:=[.B65]+[.B65]*0.012" table:style-name="ce4">
            <text:p>1024,144</text:p>
          </table:table-cell>
          <table:table-cell table:number-columns-repeated="16382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036.433728" table:formula="of:=[.B66]+[.B66]*0.012" table:style-name="ce4">
            <text:p>1036,433728</text:p>
          </table:table-cell>
          <table:table-cell table:number-columns-repeated="16382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048.870932736" table:formula="of:=[.B67]+[.B67]*0.012" table:style-name="ce4">
            <text:p>1048,870933</text:p>
          </table:table-cell>
          <table:table-cell table:number-columns-repeated="1638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061.4573839288321" table:formula="of:=[.B68]+[.B68]*0.012" table:style-name="ce4">
            <text:p>1061,457384</text:p>
          </table:table-cell>
          <table:table-cell table:number-columns-repeated="1638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074.194872535978" table:formula="of:=[.B69]+[.B69]*0.012" table:style-name="ce4">
            <text:p>1074,194873</text:p>
          </table:table-cell>
          <table:table-cell table:number-columns-repeated="16382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1087.0852110064097" table:formula="of:=[.B70]+[.B70]*0.012" table:style-name="ce4">
            <text:p>1087,085211</text:p>
          </table:table-cell>
          <table:table-cell table:number-columns-repeated="16382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100.1302335384867" table:formula="of:=[.B71]+[.B71]*0.012" table:style-name="ce4">
            <text:p>1100,130234</text:p>
          </table:table-cell>
          <table:table-cell table:number-columns-repeated="16382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13.3317963409486" table:formula="of:=[.B72]+[.B72]*0.012" table:style-name="ce4">
            <text:p>1113,331796</text:p>
          </table:table-cell>
          <table:table-cell table:number-columns-repeated="1638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26.6917778970401" table:formula="of:=[.B73]+[.B73]*0.012" table:style-name="ce4">
            <text:p>1126,691778</text:p>
          </table:table-cell>
          <table:table-cell table:number-columns-repeated="16382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40.2120792318046" table:formula="of:=[.B74]+[.B74]*0.012" table:style-name="ce4">
            <text:p>1140,212079</text:p>
          </table:table-cell>
          <table:table-cell table:number-columns-repeated="16382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153.8946241825863" table:formula="of:=[.B75]+[.B75]*0.012" table:style-name="ce4">
            <text:p>1153,894624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1048499" table:style-name="ro1">
          <table:table-cell table:number-columns-repeated="16384"/>
        </table:table-row>
      </table:table>
      <table:table table:name="Лист2" table:style-name="ta1"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9" table:default-cell-style-name="ce1"/>
        <table:table-column table:style-name="co7" table:number-columns-repeated="2" table:default-cell-style-name="ce1"/>
        <table:table-column table:style-name="co2" table:number-columns-repeated="16368" table:default-cell-style-name="ce1"/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в электронных таблицах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математические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ведите двузначное число</text:p>
          </table:table-cell>
          <table:covered-table-cell table:number-columns-repeated="2"/>
          <table:table-cell office:value-type="float" office:value="45" table:style-name="ce16">
            <text:p>45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Число десятков в нем:</text:p>
          </table:table-cell>
          <table:covered-table-cell table:number-columns-repeated="2"/>
          <table:table-cell office:value-type="float" office:value="4" table:formula="of:=INT([.D6]/10)" table:style-name="ce30">
            <text:p>4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Число единиц в нем:</text:p>
          </table:table-cell>
          <table:covered-table-cell table:number-columns-repeated="2"/>
          <table:table-cell office:value-type="float" office:value="5" table:formula="of:=MOD([.D6];10)" table:style-name="ce30">
            <text:p>5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Сумма его цифр:</text:p>
          </table:table-cell>
          <table:covered-table-cell table:number-columns-repeated="2"/>
          <table:table-cell office:value-type="float" office:value="9" table:formula="of:=SUM([.D7:.D8])" table:style-name="ce30">
            <text:p>9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роизведение его цифр:</text:p>
          </table:table-cell>
          <table:covered-table-cell table:number-columns-repeated="2"/>
          <table:table-cell office:value-type="float" office:value="20" table:formula="of:=PRODUCT([.D7:.D8])" table:style-name="ce30">
            <text:p>2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2. Дано двузначное число. Получить число, образованное при перестановке цифр заданного числ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ведите двузначное число</text:p>
          </table:table-cell>
          <table:covered-table-cell table:number-columns-repeated="2"/>
          <table:table-cell office:value-type="float" office:value="48" table:style-name="ce16">
            <text:p>48</text:p>
          </table:table-cell>
          <table:table-cell table:style-name="ce21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5">
            <text:p>Число после перестановки цифр:</text:p>
          </table:table-cell>
          <table:covered-table-cell table:number-columns-repeated="2"/>
          <table:table-cell office:value-type="float" office:value="84" table:formula="of:=MOD([.D14];10)*10+COM.MICROSOFT.FLOOR([.D14]/10;1)" table:style-name="ce31">
            <text:p>84</text:p>
          </table:table-cell>
          <table:table-cell office:value-type="string" office:string-value="84" table:formula="of:=CONCATENATE((RIGHT([.D14];1));(LEFT([.D14];1)))" table:style-name="ce32">
            <text:p>84</text:p>
          </table:table-cell>
          <table:table-cell table:style-name="ce20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4" table:style-name="ce12"/>
          <table:table-cell table:style-name="ce29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ведите трехзначное число</text:p>
          </table:table-cell>
          <table:covered-table-cell table:number-columns-repeated="2"/>
          <table:table-cell office:value-type="float" office:value="746" table:style-name="ce16">
            <text:p>746</text:p>
          </table:table-cell>
          <table:table-cell table:style-name="ce21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float" office:value="467" table:formula="of:=MOD([.D19];100)*10+COM.MICROSOFT.FLOOR([.D19]/100;1)" table:style-name="ce31">
            <text:p>467</text:p>
          </table:table-cell>
          <table:table-cell office:value-type="string" office:string-value="467" table:formula="of:=CONCATENATE((RIGHT([.D19];2));(LEFT([.D19];1)))" table:style-name="ce32">
            <text:p>467</text:p>
          </table:table-cell>
          <table:table-cell table:style-name="ce20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4" table:style-name="ce12"/>
          <table:table-cell table:style-name="ce29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ведите трехзначное число</text:p>
          </table:table-cell>
          <table:covered-table-cell table:number-columns-repeated="2"/>
          <table:table-cell office:value-type="float" office:value="147" table:style-name="ce16">
            <text:p>147</text:p>
          </table:table-cell>
          <table:table-cell table:style-name="ce21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float" office:value="713.99999999999932" table:formula="of:=MOD([.D24]/10;1)*1000+COM.MICROSOFT.FLOOR([.D24]/10;1)" table:style-name="ce31">
            <text:p>714</text:p>
          </table:table-cell>
          <table:table-cell office:value-type="string" office:string-value="714" table:formula="of:=CONCATENATE((RIGHT([.D24];1));(LEFT([.D24];2)))" table:style-name="ce32">
            <text:p>714</text:p>
          </table:table-cell>
          <table:table-cell table:style-name="ce20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4" table:style-name="ce12"/>
          <table:table-cell table:style-name="ce29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ведите число</text:p>
          </table:table-cell>
          <table:covered-table-cell table:number-columns-repeated="2"/>
          <table:table-cell office:value-type="float" office:value="5426" table:style-name="ce16">
            <text:p>542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float" office:value="4" table:formula="of:=COM.MICROSOFT.FLOOR((MOD([.D29]/100;10));1)" table:style-name="ce33">
            <text:p>4</text:p>
          </table:table-cell>
          <table:table-cell office:value-type="string" office:string-value="4" table:formula="of:=LEFT(RIGHT([.D29];3);1)" table:style-name="ce36">
            <text:p>4</text:p>
          </table:table-cell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для работы с датой и временем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6. С начала суток прошло n секунд (n - вещественное число). Определить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74">
            <text:p>Введите число секунд n</text:p>
          </table:table-cell>
          <table:covered-table-cell table:number-columns-repeated="2"/>
          <table:table-cell office:value-type="float" office:value="5435" table:style-name="ce18">
            <text:p>5435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74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of:=ROUNDDOWN([.D36]/3600;0)" table:style-name="ce34">
            <text:p>1</text:p>
          </table:table-cell>
          <table:table-cell table:style-name="ce12"/>
          <table:table-cell office:value-type="string" table:number-columns-spanned="6" table:number-rows-spanned="1" table:style-name="ce75">
            <text:p>n разделить на 3600 и округлить до ближайшего меньшего целого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74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1835" table:formula="of:=MOD([.D36];3600)" table:style-name="ce34">
            <text:p>1835</text:p>
          </table:table-cell>
          <table:table-cell table:style-name="ce12"/>
          <table:table-cell office:value-type="string" table:number-columns-spanned="6" table:number-rows-spanned="1" table:style-name="ce75">
            <text:p>взять остаток от деления n на 3600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74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0" table:formula="of:=INT([.D38]/60)" table:style-name="ce34">
            <text:p>30</text:p>
          </table:table-cell>
          <table:table-cell table:style-name="ce12"/>
          <table:table-cell table:number-columns-spanned="6" table:number-rows-spanned="1" table:style-name="ce75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74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35" table:formula="of:=MOD([.D38];60)" table:style-name="ce34">
            <text:p>35</text:p>
          </table:table-cell>
          <table:table-cell table:style-name="ce12"/>
          <table:table-cell table:number-columns-spanned="6" table:number-rows-spanned="1" table:style-name="ce75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74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35" table:formula="of:=ROUNDDOWN([.D40];0)" table:style-name="ce35">
            <text:p>35</text:p>
          </table:table-cell>
          <table:table-cell table:style-name="ce12"/>
          <table:table-cell table:number-columns-spanned="6" table:number-rows-spanned="1" table:style-name="ce75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на обработку текста</text:p>
          </table:table-cell>
          <table:table-cell table:number-columns-repeated="25" table:style-name="ce12"/>
          <table:table-cell table:number-columns-repeated="16358"/>
        </table:table-row>
        <table:table-row table:style-name="ro4">
          <table:table-cell table:style-name="ce14"/>
          <table:table-cell table:number-columns-repeated="25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Фамилия сотрудника</text:p>
          </table:table-cell>
          <table:covered-table-cell/>
          <table:table-cell office:value-type="string" table:number-columns-spanned="2" table:number-rows-spanned="1" table:style-name="ce65">
            <text:p>Ангели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Имя сотрудника</text:p>
          </table:table-cell>
          <table:covered-table-cell/>
          <table:table-cell office:value-type="string" table:number-columns-spanned="2" table:number-rows-spanned="1" table:style-name="ce65">
            <text:p>Екатери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Отчество сотрудника</text:p>
          </table:table-cell>
          <table:covered-table-cell/>
          <table:table-cell office:value-type="string" table:number-columns-spanned="2" table:number-rows-spanned="1" table:style-name="ce65">
            <text:p>Степан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65">
            <text:p>Фамилия, имя, отчество сотрудника</text:p>
          </table:table-cell>
          <table:covered-table-cell/>
          <table:table-cell office:value-type="string" office:string-value="Ангели Екатерина Степановна" table:formula="of:=CONCATENATE([.C46];&quot; &quot;;[.C47];&quot; &quot;;[.C48])" table:number-columns-spanned="2" table:number-rows-spanned="1" table:style-name="ce73">
            <text:p>Ангели Екатерина Степан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9">
            <text:p>2. В результатирующей ячейке получить число символов в исходной строке текста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Введите строку</text:p>
          </table:table-cell>
          <table:covered-table-cell/>
          <table:table-cell office:value-type="string" table:number-columns-spanned="2" table:number-rows-spanned="1" table:style-name="ce65">
            <text:p>Философ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Число символов в строке</text:p>
          </table:table-cell>
          <table:covered-table-cell/>
          <table:table-cell office:value-type="float" office:value="9" table:formula="of:=LEN([.C52])" table:number-columns-spanned="2" table:number-rows-spanned="1" table:style-name="ce73">
            <text:p>9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9">
            <text:p>3. В результатирующей ячейке получить слово<text:s/><text:span text:style-name="T1">форма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Исходное слово</text:p>
          </table:table-cell>
          <table:covered-table-cell/>
          <table:table-cell office:value-type="string" table:number-columns-spanned="2" table:number-rows-spanned="1" table:style-name="ce65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Полученное слово</text:p>
          </table:table-cell>
          <table:covered-table-cell/>
          <table:table-cell office:value-type="string" office:string-value="форма" table:formula="of:=LEFT(RIGHT([.C56];9);5)" table:number-columns-spanned="2" table:number-rows-spanned="1" table:style-name="ce73">
            <text:p>форм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9">
            <text:p>4. В результатирующей ячейке получить слово<text:s/><text:span text:style-name="T1">Комбинат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Исходное слово</text:p>
          </table:table-cell>
          <table:covered-table-cell/>
          <table:table-cell office:value-type="string" table:number-columns-spanned="2" table:number-rows-spanned="1" table:style-name="ce65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Полученное слово</text:p>
          </table:table-cell>
          <table:covered-table-cell/>
          <table:table-cell office:value-type="string" office:string-value="Комбинат" table:formula="of:=IF([.C60]=&quot;Информатика&quot;;&quot;Комбинат&quot;;&quot;-&quot;)" table:number-columns-spanned="2" table:number-rows-spanned="1" table:style-name="ce73">
            <text:p>Комбинат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9">
            <text:p>5. В первой результатирующей ячейке получить слово<text:s/><text:span text:style-name="T1">Информация</text:span><text:span text:style-name="T2">, во второй -<text:s/></text:span><text:span text:style-name="T1">Оператор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Первое слово</text:p>
          </table:table-cell>
          <table:covered-table-cell/>
          <table:table-cell office:value-type="string" table:number-columns-spanned="2" table:number-rows-spanned="1" table:style-name="ce65">
            <text:p>Информ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Второе слово</text:p>
          </table:table-cell>
          <table:covered-table-cell/>
          <table:table-cell office:value-type="string" table:number-columns-spanned="2" table:number-rows-spanned="1" table:style-name="ce65">
            <text:p>Опер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Первое полученное слово</text:p>
          </table:table-cell>
          <table:covered-table-cell/>
          <table:table-cell office:value-type="string" office:string-value="Информация" table:formula="of:=CONCATENATE(LEFT([.C64];7);(RIGHT([.C65];3)))" table:number-columns-spanned="2" table:number-rows-spanned="1" table:style-name="ce73">
            <text:p>Информ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Второе полученное слово</text:p>
          </table:table-cell>
          <table:covered-table-cell/>
          <table:table-cell office:value-type="string" office:string-value="Оператор" table:formula="of:=CONCATENATE((LEFT([.C65];5));(RIGHT([.C64];3)))" table:number-columns-spanned="2" table:number-rows-spanned="1" table:style-name="ce73">
            <text:p>Опер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9">
            <text:p>6. Получить текст, состоящий из фамилии и инициалов в виде Иванов Н.И.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Фамилия сотрудника</text:p>
          </table:table-cell>
          <table:covered-table-cell/>
          <table:table-cell office:value-type="string" table:number-columns-spanned="2" table:number-rows-spanned="1" table:style-name="ce65">
            <text:p>Волохов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Имя сотрудника</text:p>
          </table:table-cell>
          <table:covered-table-cell/>
          <table:table-cell office:value-type="string" table:number-columns-spanned="2" table:number-rows-spanned="1" table:style-name="ce65">
            <text:p>Эльмир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Отчество сотрудника</text:p>
          </table:table-cell>
          <table:covered-table-cell/>
          <table:table-cell office:value-type="string" table:number-columns-spanned="2" table:number-rows-spanned="1" table:style-name="ce65">
            <text:p>Агарагим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65">
            <text:p>Фамилия и инициалы сотрудника:</text:p>
          </table:table-cell>
          <table:covered-table-cell/>
          <table:table-cell office:value-type="string" office:string-value="Волохова Э.А." table:formula="of:=CONCATENATE([.C70];&quot; &quot;;(LEFT([.C71];1));&quot;.&quot;;(LEFT([.C72];1));&quot;.&quot;)" table:number-columns-spanned="2" table:number-rows-spanned="1" table:style-name="ce73">
            <text:p>Волохова Э.А.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с данными типа дат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Введите дату</text:p>
          </table:table-cell>
          <table:covered-table-cell/>
          <table:table-cell office:value-type="date" office:date-value="2009-09-09T00:00:00" table:formula="of:=DATE(2009;9;9)" table:number-columns-spanned="2" table:number-rows-spanned="1" table:style-name="ce69">
            <text:p>09.09.2009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Число в этой дате</text:p>
          </table:table-cell>
          <table:covered-table-cell/>
          <table:table-cell office:value-type="float" office:value="9" table:formula="of:=DAY([.C78])" table:number-columns-spanned="2" table:number-rows-spanned="1" table:style-name="ce71">
            <text:p>9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Месяц в этой дате</text:p>
          </table:table-cell>
          <table:covered-table-cell/>
          <table:table-cell office:value-type="float" office:value="9" table:formula="of:=MONTH([.C78])" table:number-columns-spanned="2" table:number-rows-spanned="1" table:style-name="ce71">
            <text:p>9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Год в этой дате</text:p>
          </table:table-cell>
          <table:covered-table-cell/>
          <table:table-cell office:value-type="float" office:value="2009" table:formula="of:=YEAR([.C78])" table:number-columns-spanned="2" table:number-rows-spanned="1" table:style-name="ce71">
            <text:p>2009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2" table:style-name="ce15">
            <text:p>2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65">
            <text:p>Введите дату</text:p>
          </table:table-cell>
          <table:covered-table-cell/>
          <table:table-cell office:value-type="date" office:date-value="2012-12-01T00:00:00" table:number-columns-spanned="2" table:number-rows-spanned="1" table:style-name="ce69">
            <text:p>01.12.2012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65">
            <text:p>Дата через 100 дней после указанной</text:p>
          </table:table-cell>
          <table:covered-table-cell/>
          <table:table-cell office:value-type="date" office:date-value="2013-03-11T00:00:00" table:formula="of:=SUM([.C84];100)" table:number-columns-spanned="2" table:number-rows-spanned="1" table:style-name="ce72">
            <text:p>11.03.2013</text:p>
          </table:table-cell>
          <table:covered-table-cell/>
          <table:table-cell table:style-name="ce12"/>
          <table:table-cell office:value-type="string" table:number-columns-spanned="11" table:number-rows-spanned="1" table:style-name="ce68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3" table:style-name="ce15">
            <text:p>3</text:p>
          </table:table-cell>
          <table:table-cell table:number-columns-repeated="3" table:style-name="ce15"/>
          <table:table-cell table:style-name="ce26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Введите дату рождения</text:p>
          </table:table-cell>
          <table:covered-table-cell/>
          <table:table-cell office:value-type="date" office:date-value="2002-02-08T00:00:00" table:formula="of:=DATE(2002;2;8)" table:number-columns-spanned="2" table:number-rows-spanned="1" table:style-name="ce69">
            <text:p>08.02.2002</text:p>
          </table:table-cell>
          <table:covered-table-cell/>
          <table:table-cell office:value-type="date" office:date-value="2020-12-02T00:00:00" table:formula="of:=TODAY()" table:style-name="ce27">
            <text:p>02.12.2020</text:p>
          </table:table-cell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65">
            <text:p>Определите свой возраст в днях</text:p>
          </table:table-cell>
          <table:covered-table-cell/>
          <table:table-cell office:value-type="float" office:value="6872" table:formula="of:=SUM([.E88];-[.C88])" table:number-columns-spanned="2" table:number-rows-spanned="1" table:style-name="ce70">
            <text:p>6872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Работа с диапазонами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66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лощадь 1-й комнаты:</text:p>
          </table:table-cell>
          <table:covered-table-cell table:number-columns-repeated="2"/>
          <table:table-cell office:value-type="float" office:value="15" table:style-name="ce16">
            <text:p>15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лощадь 2-й комнаты:</text:p>
          </table:table-cell>
          <table:covered-table-cell table:number-columns-repeated="2"/>
          <table:table-cell office:value-type="float" office:value="9" table:style-name="ce16">
            <text:p>9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лощадь 3-й комнаты:</text:p>
          </table:table-cell>
          <table:covered-table-cell table:number-columns-repeated="2"/>
          <table:table-cell office:value-type="float" office:value="20" table:style-name="ce16">
            <text:p>2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лощадь кухни:</text:p>
          </table:table-cell>
          <table:covered-table-cell table:number-columns-repeated="2"/>
          <table:table-cell office:value-type="float" office:value="30" table:style-name="ce16">
            <text:p>30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5">
            <text:p>Площадь подсобных помещений:</text:p>
          </table:table-cell>
          <table:covered-table-cell table:number-columns-repeated="2"/>
          <table:table-cell office:value-type="float" office:value="8" table:style-name="ce16">
            <text:p>8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Жилая площадь квартиры:</text:p>
          </table:table-cell>
          <table:covered-table-cell table:number-columns-repeated="2"/>
          <table:table-cell office:value-type="float" office:value="44" table:formula="of:=SUM([.D95:.D97])" table:style-name="ce37">
            <text:p>44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Общая площадь квартиры:</text:p>
          </table:table-cell>
          <table:covered-table-cell table:number-columns-repeated="2"/>
          <table:table-cell office:value-type="float" office:value="82" table:formula="of:=SUM([.D95:.D99])" table:style-name="ce37">
            <text:p>82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66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3" table:style-name="ce15"/>
          <table:table-cell table:style-name="ce21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7">
            <text:p>Месяц</text:p>
          </table:table-cell>
          <table:covered-table-cell table:number-columns-repeated="2"/>
          <table:table-cell office:value-type="string" table:style-name="ce22">
            <text:p>Зарплата</text:p>
          </table:table-cell>
          <table:table-cell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Январ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Феврал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Март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Апрел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Май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Июн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Июл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Август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Сентябр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Октябр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Ноябр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Декабрь</text:p>
          </table:table-cell>
          <table:covered-table-cell table:number-columns-repeated="2"/>
          <table:table-cell office:value-type="float" office:value="15000" table:style-name="ce28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spanned="3" table:number-rows-spanned="1" table:style-name="ce65"/>
          <table:covered-table-cell table:number-columns-repeated="2"/>
          <table:table-cell table:style-name="ce16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1 квартал</text:p>
          </table:table-cell>
          <table:covered-table-cell table:number-columns-repeated="2"/>
          <table:table-cell office:value-type="float" office:value="45000" table:formula="of:=SUM([.D106:.D108])" table:style-name="ce38">
            <text:p>45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2 квартал</text:p>
          </table:table-cell>
          <table:covered-table-cell table:number-columns-repeated="2"/>
          <table:table-cell office:value-type="float" office:value="45000" table:formula="of:=SUM([.D109:.D111])" table:style-name="ce38">
            <text:p>45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1-е полугодие</text:p>
          </table:table-cell>
          <table:covered-table-cell table:number-columns-repeated="2"/>
          <table:table-cell office:value-type="float" office:value="90000" table:formula="of:=SUM([.D119:.D120])" table:style-name="ce38">
            <text:p>90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3 квартал</text:p>
          </table:table-cell>
          <table:covered-table-cell table:number-columns-repeated="2"/>
          <table:table-cell office:value-type="float" office:value="45000" table:formula="of:=SUM([.D112:.D114])" table:style-name="ce38">
            <text:p>45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4 квартал</text:p>
          </table:table-cell>
          <table:covered-table-cell table:number-columns-repeated="2"/>
          <table:table-cell office:value-type="float" office:value="45000" table:formula="of:=SUM([.D115:.D117])" table:style-name="ce38">
            <text:p>45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Всего за 2 полугодие</text:p>
          </table:table-cell>
          <table:covered-table-cell table:number-columns-repeated="2"/>
          <table:table-cell office:value-type="float" office:value="90000" table:formula="of:=SUM([.D122:.D123])" table:style-name="ce38">
            <text:p>90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Итого за год:</text:p>
          </table:table-cell>
          <table:covered-table-cell table:number-columns-repeated="2"/>
          <table:table-cell office:value-type="float" office:value="180000" table:formula="of:=SUM([.D106:.D117])" table:style-name="ce38">
            <text:p>180000</text:p>
          </table:table-cell>
          <table:table-cell table:number-columns-repeated="22" table:style-name="ce12"/>
          <table:table-cell table:number-columns-repeated="16358"/>
        </table:table-row>
        <table:table-row table:number-rows-repeated="682" table:style-name="ro3">
          <table:table-cell table:number-columns-repeated="26" table:style-name="ce12"/>
          <table:table-cell table:number-columns-repeated="16358"/>
        </table:table-row>
        <table:table-row table:style-name="ro7">
          <table:table-cell table:number-columns-repeated="26" table:style-name="ce12"/>
          <table:table-cell table:number-columns-repeated="16358"/>
        </table:table-row>
        <table:table-row table:number-rows-repeated="168" table:style-name="ro3">
          <table:table-cell table:number-columns-repeated="26" table:style-name="ce12"/>
          <table:table-cell table:number-columns-repeated="16358"/>
        </table:table-row>
        <table:table-row table:number-rows-repeated="10476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/>
    <dc:creator/>
    <meta:creation-date>2006-09-16T00:00:00Z</meta:creation-date>
    <dc:date>2020-12-02T17:54:14Z</dc:date>
  </office:meta>
</office:document-meta>
</file>